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0effb" officeooo:paragraph-rsid="0010effb"/>
    </style:style>
    <style:style style:name="P2" style:family="paragraph" style:parent-style-name="Standard">
      <style:text-properties officeooo:rsid="001308da" officeooo:paragraph-rsid="001308da"/>
    </style:style>
    <style:style style:name="T1" style:family="text">
      <style:text-properties officeooo:rsid="001376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ncipe de conception</text:p>
      <text:p text:style-name="P2"><text:tab/>-KISS</text:p>
      <text:p text:style-name="P1">Patron de conception </text:p>
      <text:p text:style-name="P1"><text:tab/>-<text:span text:style-name="T1">MVC <text:s/>(de manière évidente)</text:span></text:p>
      <text:p text:style-name="P1"><text:tab/>-Strategy pour les niveaux (facile, classique, numérique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5:51:07.579164593</meta:creation-date>
    <dc:date>2023-11-27T16:42:27.733221779</dc:date>
    <meta:editing-duration>PT51M18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5" meta:word-count="18" meta:character-count="136" meta:non-whitespace-character-count="117"/>
  </office:meta>
</office:document-meta>
</file>